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0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2"/>
          <table:table-cell table:style-name="ce1" office:value-type="string">
            <text:p>GO DEPTH</text:p>
          </table:table-cell>
          <table:table-cell table:style-name="ce1"/>
          <table:table-cell table:style-name="ce1" office:value-type="string">
            <text:p>GO-IC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Spearman rho</text:p>
          </table:table-cell>
          <table:table-cell office:value-type="string">
            <text:p>Pvalue</text:p>
          </table:table-cell>
          <table:table-cell office:value-type="string">
            <text:p>Spearman rho</text:p>
          </table:table-cell>
          <table:table-cell office:value-type="string">
            <text:p>Pvalue</text:p>
          </table:table-cell>
        </table:table-row>
        <table:table-row table:style-name="ro2">
          <table:table-cell/>
          <table:table-cell office:value-type="string">
            <text:p>MFO</text:p>
          </table:table-cell>
          <table:table-cell office:value-type="float" office:value="-0.44902">
            <text:p>-0.44902</text:p>
          </table:table-cell>
          <table:table-cell table:style-name="ce2" office:value-type="float" office:value="0.00000352633539408031">
            <text:p>3.53E-006</text:p>
          </table:table-cell>
          <table:table-cell office:value-type="float" office:value="-0.396775201343088">
            <text:p>-0.3967752013</text:p>
          </table:table-cell>
          <table:table-cell table:style-name="ce2" office:value-type="float" office:value="0.0000523646927421692">
            <text:p>5.24E-005</text:p>
          </table:table-cell>
        </table:table-row>
        <table:table-row table:style-name="ro2">
          <table:table-cell/>
          <table:table-cell office:value-type="string">
            <text:p>BPO</text:p>
          </table:table-cell>
          <table:table-cell office:value-type="float" office:value="-0.5735">
            <text:p>-0.5735</text:p>
          </table:table-cell>
          <table:table-cell table:style-name="ce2" office:value-type="float" office:value="0.00000000000273927747430568">
            <text:p>2.74E-012</text:p>
          </table:table-cell>
          <table:table-cell office:value-type="float" office:value="-0.327">
            <text:p>-0.327</text:p>
          </table:table-cell>
          <table:table-cell office:value-type="float" office:value="0.000197234922128636">
            <text:p>0.0001972349</text:p>
          </table:table-cell>
        </table:table-row>
        <table:table-row table:style-name="ro2">
          <table:table-cell/>
          <table:table-cell office:value-type="string">
            <text:p>CCO</text:p>
          </table:table-cell>
          <table:table-cell office:value-type="float" office:value="0.181486817944666">
            <text:p>0.1814868179</text:p>
          </table:table-cell>
          <table:table-cell office:value-type="float" office:value="0.0325">
            <text:p>0.0325</text:p>
          </table:table-cell>
          <table:table-cell office:value-type="float" office:value="-0.177045781326098">
            <text:p>-0.1770457813</text:p>
          </table:table-cell>
          <table:table-cell office:value-type="float" office:value="0.037">
            <text:p>0.03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ddo Friedberg</meta:initial-creator>
    <meta:creation-date>2012-08-30T10:51:58</meta:creation-date>
    <dc:date>2012-09-24T18:27:34</dc:date>
    <dc:creator>Iddo Friedberg</dc:creator>
    <meta:editing-duration>PT3M36S</meta:editing-duration>
    <meta:editing-cycles>2</meta:editing-cycles>
    <meta:generator>LibreOffice/3.5$Linux_X86_64 LibreOffice_project/350m1$Build-3</meta:generator>
    <meta:document-statistic meta:table-count="3" meta:cell-count="21" meta:object-count="0"/>
  </office:meta>
</office:document-meta>
</file>